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17927d" officeooo:paragraph-rsid="0017927d"/>
    </style:style>
    <style:style style:name="P2" style:family="paragraph" style:parent-style-name="Standard" style:list-style-name="L1">
      <style:text-properties officeooo:rsid="0017927d" officeooo:paragraph-rsid="0017927d"/>
    </style:style>
    <style:style style:name="P3" style:family="paragraph" style:parent-style-name="Standard" style:list-style-name="L1">
      <style:text-properties officeooo:rsid="001844b9" officeooo:paragraph-rsid="001844b9"/>
    </style:style>
    <style:style style:name="P4" style:family="paragraph" style:parent-style-name="Standard" style:list-style-name="L1">
      <style:text-properties officeooo:rsid="001929d5" officeooo:paragraph-rsid="001929d5"/>
    </style:style>
    <style:style style:name="P5" style:family="paragraph" style:parent-style-name="Standard" style:list-style-name="L1">
      <style:text-properties officeooo:rsid="00197457" officeooo:paragraph-rsid="00197457"/>
    </style:style>
    <style:style style:name="P6" style:family="paragraph" style:parent-style-name="Standard" style:list-style-name="L1">
      <style:text-properties officeooo:rsid="00199c1d" officeooo:paragraph-rsid="00199c1d"/>
    </style:style>
    <style:style style:name="P7" style:family="paragraph" style:parent-style-name="Standard" style:list-style-name="L1">
      <style:text-properties officeooo:rsid="0019c68d" officeooo:paragraph-rsid="0019c68d"/>
    </style:style>
    <style:style style:name="P8" style:family="paragraph" style:parent-style-name="Standard" style:list-style-name="L1">
      <style:text-properties officeooo:rsid="001ce067" officeooo:paragraph-rsid="001ce067"/>
    </style:style>
    <style:style style:name="P9" style:family="paragraph" style:parent-style-name="Standard" style:list-style-name="L1">
      <style:text-properties fo:font-style="normal" style:text-underline-style="none" officeooo:rsid="001b5060" officeooo:paragraph-rsid="001b5060" style:font-style-asian="normal" style:font-style-complex="normal"/>
    </style:style>
    <style:style style:name="P10" style:family="paragraph" style:parent-style-name="Standard" style:list-style-name="L1">
      <style:text-properties fo:font-style="normal" style:text-underline-style="none" officeooo:rsid="001b9315" officeooo:paragraph-rsid="001b9315" style:font-style-asian="normal" style:font-style-complex="normal"/>
    </style:style>
    <style:style style:name="P11" style:family="paragraph" style:parent-style-name="Standard" style:list-style-name="L1">
      <style:text-properties fo:font-style="normal" style:text-underline-style="none" officeooo:rsid="001ce067" officeooo:paragraph-rsid="001ce067" style:font-style-asian="normal" style:font-style-complex="normal"/>
    </style:style>
    <style:style style:name="P12" style:family="paragraph" style:parent-style-name="Standard" style:list-style-name="L1">
      <style:text-properties fo:font-style="normal" style:text-underline-style="none" officeooo:rsid="001ffca9" officeooo:paragraph-rsid="001ffca9" style:font-style-asian="normal" style:font-style-complex="normal"/>
    </style:style>
    <style:style style:name="P13" style:family="paragraph" style:parent-style-name="Standard" style:list-style-name="L1">
      <style:text-properties fo:font-style="normal" style:text-underline-style="none" officeooo:rsid="001fef53" officeooo:paragraph-rsid="001fef53" style:font-style-asian="normal" style:font-style-complex="normal"/>
    </style:style>
    <style:style style:name="P14" style:family="paragraph" style:parent-style-name="Standard" style:list-style-name="L1">
      <style:text-properties fo:font-style="normal" style:text-underline-style="none" officeooo:rsid="001d97ae" officeooo:paragraph-rsid="001d97ae" style:font-style-asian="normal" style:font-style-complex="normal"/>
    </style:style>
    <style:style style:name="P15" style:family="paragraph" style:parent-style-name="Standard" style:list-style-name="L1">
      <style:text-properties fo:font-style="normal" style:text-underline-style="none" officeooo:rsid="001f1f1e" officeooo:paragraph-rsid="001f1f1e" style:font-style-asian="normal" style:font-style-complex="normal"/>
    </style:style>
    <style:style style:name="P16" style:family="paragraph" style:parent-style-name="Standard" style:list-style-name="L1">
      <style:text-properties fo:font-style="normal" style:text-underline-style="none" officeooo:rsid="001f7b9c" officeooo:paragraph-rsid="001f7b9c" style:font-style-asian="normal" style:font-style-complex="normal"/>
    </style:style>
    <style:style style:name="P17" style:family="paragraph" style:parent-style-name="Standard" style:list-style-name="L1">
      <style:text-properties fo:font-style="normal" style:text-underline-style="none" officeooo:rsid="00205ed0" officeooo:paragraph-rsid="00205ed0" style:font-style-asian="normal" style:font-style-complex="normal"/>
    </style:style>
    <style:style style:name="P18" style:family="paragraph" style:parent-style-name="Standard" style:list-style-name="L1">
      <style:text-properties fo:font-style="normal" style:text-underline-style="none" officeooo:rsid="00205ed0" officeooo:paragraph-rsid="0021ae6e" style:font-style-asian="normal" style:font-style-complex="normal"/>
    </style:style>
    <style:style style:name="P19" style:family="paragraph" style:parent-style-name="Standard" style:list-style-name="L1">
      <style:text-properties fo:font-style="normal" style:text-underline-style="none" officeooo:rsid="0021ae6e" officeooo:paragraph-rsid="0021ae6e" style:font-style-asian="normal" style:font-style-complex="normal"/>
    </style:style>
    <style:style style:name="P20" style:family="paragraph" style:parent-style-name="Standard" style:list-style-name="L1">
      <style:text-properties fo:font-style="normal" style:text-underline-style="none" officeooo:rsid="00226b44" officeooo:paragraph-rsid="00226b44" style:font-style-asian="normal" style:font-style-complex="normal"/>
    </style:style>
    <style:style style:name="P21" style:family="paragraph" style:parent-style-name="Standard" style:list-style-name="L1">
      <style:text-properties fo:font-style="normal" style:text-underline-style="none" officeooo:rsid="0024380b" officeooo:paragraph-rsid="0024380b" style:font-style-asian="normal" style:font-style-complex="normal"/>
    </style:style>
    <style:style style:name="P22" style:family="paragraph" style:parent-style-name="Standard" style:list-style-name="L1">
      <style:text-properties fo:font-style="normal" style:text-underline-style="none" officeooo:rsid="00253ce7" officeooo:paragraph-rsid="00253ce7" style:font-style-asian="normal" style:font-style-complex="normal"/>
    </style:style>
    <style:style style:name="P23" style:family="paragraph" style:parent-style-name="Standard" style:list-style-name="L1">
      <style:text-properties fo:font-style="normal" style:text-underline-style="none" officeooo:rsid="00253ce7" officeooo:paragraph-rsid="00280bd1" style:font-style-asian="normal" style:font-style-complex="normal"/>
    </style:style>
    <style:style style:name="P24" style:family="paragraph" style:parent-style-name="Standard" style:list-style-name="L1">
      <style:text-properties fo:font-style="normal" style:text-underline-style="none" officeooo:rsid="0026504e" officeooo:paragraph-rsid="0026504e" style:font-style-asian="normal" style:font-style-complex="normal"/>
    </style:style>
    <style:style style:name="P25" style:family="paragraph" style:parent-style-name="Standard" style:list-style-name="L1">
      <style:text-properties fo:font-style="normal" style:text-underline-style="none" officeooo:rsid="00280bd1" officeooo:paragraph-rsid="00280bd1" style:font-style-asian="normal" style:font-style-complex="normal"/>
    </style:style>
    <style:style style:name="P26" style:family="paragraph" style:parent-style-name="Standard" style:list-style-name="L1">
      <style:text-properties fo:font-style="normal" style:text-underline-style="none" officeooo:rsid="00291d82" officeooo:paragraph-rsid="00291d82" style:font-style-asian="normal" style:font-style-complex="normal"/>
    </style:style>
    <style:style style:name="P27" style:family="paragraph" style:parent-style-name="Standard" style:list-style-name="L1">
      <style:text-properties fo:font-style="normal" style:text-underline-style="none" officeooo:rsid="002c4e2d" officeooo:paragraph-rsid="002c4e2d" style:font-style-asian="normal" style:font-style-complex="normal"/>
    </style:style>
    <style:style style:name="P28" style:family="paragraph" style:parent-style-name="Standard" style:list-style-name="L1">
      <style:text-properties fo:font-style="normal" style:text-underline-style="none" officeooo:rsid="002cbebf" officeooo:paragraph-rsid="002cbebf" style:font-style-asian="normal" style:font-style-complex="normal"/>
    </style:style>
    <style:style style:name="P29" style:family="paragraph" style:parent-style-name="Standard" style:list-style-name="L1">
      <style:text-properties fo:font-style="normal" style:text-underline-style="none" officeooo:rsid="002fcb9f" officeooo:paragraph-rsid="002fcb9f" style:font-style-asian="normal" style:font-style-complex="normal"/>
    </style:style>
    <style:style style:name="P30" style:family="paragraph" style:parent-style-name="Standard" style:list-style-name="L1">
      <style:text-properties fo:font-style="normal" style:text-underline-style="none" officeooo:rsid="0031369b" officeooo:paragraph-rsid="0031369b" style:font-style-asian="normal" style:font-style-complex="normal"/>
    </style:style>
    <style:style style:name="P31" style:family="paragraph" style:parent-style-name="Standard">
      <style:text-properties fo:font-style="normal" style:text-underline-style="none" officeooo:rsid="0031369b" officeooo:paragraph-rsid="0031369b" style:font-style-asian="normal" style:font-style-complex="normal"/>
    </style:style>
    <style:style style:name="P32" style:family="paragraph" style:parent-style-name="Standard">
      <style:paragraph-properties fo:break-before="page"/>
      <style:text-properties fo:font-style="normal" style:text-underline-style="none" officeooo:rsid="0031369b" officeooo:paragraph-rsid="0031369b" style:font-style-asian="normal" style:font-style-complex="normal"/>
    </style:style>
    <style:style style:name="P33" style:family="paragraph" style:parent-style-name="Standard" style:list-style-name="L1">
      <style:text-properties fo:font-style="normal" style:text-underline-style="none" officeooo:rsid="0031566c" officeooo:paragraph-rsid="0031566c" style:font-style-asian="normal" style:font-style-complex="normal"/>
    </style:style>
    <style:style style:name="P34" style:family="paragraph" style:parent-style-name="Standard" style:list-style-name="L1">
      <style:text-properties fo:font-style="normal" style:text-underline-style="none" officeooo:rsid="0031fa9b" officeooo:paragraph-rsid="0031fa9b" style:font-style-asian="normal" style:font-style-complex="normal"/>
    </style:style>
    <style:style style:name="P35" style:family="paragraph" style:parent-style-name="Standard" style:list-style-name="L1">
      <style:text-properties fo:font-style="normal" style:text-underline-style="none" officeooo:rsid="0031fa9b" officeooo:paragraph-rsid="00327b1c" style:font-style-asian="normal" style:font-style-complex="normal"/>
    </style:style>
    <style:style style:name="P36" style:family="paragraph" style:parent-style-name="Standard" style:list-style-name="L1">
      <style:text-properties fo:font-style="normal" style:text-underline-style="none" officeooo:rsid="00327b1c" officeooo:paragraph-rsid="00327b1c" style:font-style-asian="normal" style:font-style-complex="normal"/>
    </style:style>
    <style:style style:name="P37" style:family="paragraph" style:parent-style-name="Standard" style:list-style-name="L1">
      <style:text-properties fo:font-style="normal" style:text-underline-style="none" officeooo:rsid="0032cc4a" officeooo:paragraph-rsid="0032cc4a" style:font-style-asian="normal" style:font-style-complex="normal"/>
    </style:style>
    <style:style style:name="P38" style:family="paragraph" style:parent-style-name="Standard" style:list-style-name="L1">
      <style:text-properties fo:font-style="normal" style:text-underline-style="none" officeooo:rsid="0032d9e1" officeooo:paragraph-rsid="0032d9e1" style:font-style-asian="normal" style:font-style-complex="normal"/>
    </style:style>
    <style:style style:name="T1" style:family="text">
      <style:text-properties style:text-position="super 58%"/>
    </style:style>
    <style:style style:name="T2" style:family="text">
      <style:text-properties officeooo:rsid="001844b9"/>
    </style:style>
    <style:style style:name="T3" style:family="text">
      <style:text-properties officeooo:rsid="00197457"/>
    </style:style>
    <style:style style:name="T4" style:family="text">
      <style:text-properties fo:font-style="italic" style:font-style-asian="italic" style:font-style-complex="italic"/>
    </style:style>
    <style:style style:name="T5" style:family="text">
      <style:text-properties officeooo:rsid="0021ae6e"/>
    </style:style>
    <style:style style:name="T6" style:family="text">
      <style:text-properties officeooo:rsid="00291d82"/>
    </style:style>
    <style:style style:name="T7" style:family="text">
      <style:text-properties officeooo:rsid="002b43b1"/>
    </style:style>
    <style:style style:name="T8" style:family="text">
      <style:text-properties officeooo:rsid="002c80b2"/>
    </style:style>
    <style:style style:name="T9" style:family="text">
      <style:text-properties officeooo:rsid="002ea191"/>
    </style:style>
    <style:style style:name="T10" style:family="text">
      <style:text-properties officeooo:rsid="00327b1c"/>
    </style:style>
    <style:style style:name="T11" style:family="text">
      <style:text-properties officeooo:rsid="0032cc4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ebruary 1<text:span text:style-name="T1">st</text:span>, 2023</text:p>
      <text:p text:style-name="P1">KitKat Dambeck</text:p>
      <text:p text:style-name="P1">Expository Writing</text:p>
      <text:p text:style-name="P1">Notes On Myth Of The Ant Queen</text:p>
      <text:p text:style-name="P1"/>
      <text:list xml:id="list3402910565" text:style-name="L1">
        <text:list-item>
          <text:p text:style-name="P2">Steven Johnson.</text:p>
          <text:list>
            <text:list-item>
              <text:p text:style-name="P2">Well published author</text:p>
            </text:list-item>
            <text:list-item>
              <text:p text:style-name="P2">Writes about the nature of intelligence. </text:p>
            </text:list-item>
            <text:list-item>
              <text:p text:style-name="P3">Politics.</text:p>
              <text:list>
                <text:list-item>
                  <text:p text:style-name="P3">The internet as a new frontie to address challenges.</text:p>
                </text:list-item>
                <text:list-item>
                  <text:p text:style-name="P3">Deviates from classical liberalsim and liberalsim.</text:p>
                </text:list-item>
                <text:list-item>
                  <text:p text:style-name="P3">“Peer Progressive”</text:p>
                  <text:list>
                    <text:list-item>
                      <text:p text:style-name="P3">Peer networks are a democratic way of organizing</text:p>
                    </text:list-item>
                  </text:list>
                </text:list-item>
              </text:list>
            </text:list-item>
          </text:list>
        </text:list-item>
        <text:list-item>
          <text:p text:style-name="P2">The nature of intelligence according to Johnson. </text:p>
          <text:list>
            <text:list-item>
              <text:p text:style-name="P2">Property of a group.</text:p>
            </text:list-item>
            <text:list-item>
              <text:p text:style-name="P2">Local actors, ants people subroutines, follow local rule, and the system is emerging.</text:p>
            </text:list-item>
            <text:list-item>
              <text:p text:style-name="P2">Decentralized, adaptive, self-organizing systems use low level thinking to solve high level problems.</text:p>
            </text:list-item>
          </text:list>
        </text:list-item>
        <text:list-item>
          <text:p text:style-name="P2">Artificial intelligence.</text:p>
          <text:list>
            <text:list-item>
              <text:p text:style-name="P2">People often have anthropomorphic bias. </text:p>
            </text:list-item>
            <text:list-item>
              <text:p text:style-name="P2">Probably<text:span text:style-name="T2"> will look different than we expect; we may not even recognize it as intelligence. </text:span></text:p>
            </text:list-item>
          </text:list>
        </text:list-item>
        <text:list-item>
          <text:p text:style-name="P4">Deborah Gordon.</text:p>
          <text:list>
            <text:list-item>
              <text:p text:style-name="P4">Palo Altonian biologist.</text:p>
            </text:list-item>
            <text:list-item>
              <text:p text:style-name="P4">Works with ants.</text:p>
              <text:list>
                <text:list-item>
                  <text:p text:style-name="P4">Connection between the behavior of individuals and of the whole colony. </text:p>
                </text:list-item>
                <text:list-item>
                  <text:p text:style-name="P4">Tracking the movement and life cycle of colonies. </text:p>
                </text:list-item>
              </text:list>
            </text:list-item>
            <text:list-item>
              <text:p text:style-name="P4">How do ant colonies develop?</text:p>
              <text:list>
                <text:list-item>
                  <text:p text:style-name="P4">Implications for cities, brains, and other complex systems. </text:p>
                </text:list-item>
              </text:list>
            </text:list-item>
          </text:list>
        </text:list-item>
        <text:list-item>
          <text:p text:style-name="P4">T<text:span text:style-name="T3">he ant queen.</text:span></text:p>
          <text:list>
            <text:list-item>
              <text:p text:style-name="P5">In harvester ants, when the colony is disturbed, the queen is moved to a chamber more than two feet farther below the colony.</text:p>
              <text:list>
                <text:list-item>
                  <text:p text:style-name="P5">The ants that move the queen do so because its in the colony’s interest, not the queen’s or their orders. </text:p>
                  <text:list>
                    <text:list-item>
                      <text:p text:style-name="P5">Evolutionarily trained behavior. </text:p>
                    </text:list-item>
                  </text:list>
                </text:list-item>
              </text:list>
            </text:list-item>
            <text:list-item>
              <text:p text:style-name="P5">Regal name is anthropomorphic imposing.</text:p>
            </text:list-item>
            <text:list-item>
              <text:p text:style-name="P5">Queens don’t play any decision making role.</text:p>
              <text:list>
                <text:list-item>
                  <text:p text:style-name="P5">Ants display decentralized behavior.</text:p>
                </text:list-item>
              </text:list>
            </text:list-item>
            <text:list-item>
              <text:p text:style-name="P5">Queen does lay eggs. That’s the extent of their duties. </text:p>
            </text:list-item>
          </text:list>
        </text:list-item>
        <text:list-item>
          <text:p text:style-name="P6">Ant life.</text:p>
          <text:list>
            <text:list-item>
              <text:p text:style-name="P6">Live in stacked complex.</text:p>
            </text:list-item>
            <text:list-item>
              <text:p text:style-name="P6">Midden is a garbage dump.</text:p>
              <text:list>
                <text:list-item>
                  <text:p text:style-name="P6">Some ants are on midden duty, and just collect garbage.</text:p>
                </text:list-item>
              </text:list>
            </text:list-item>
            <text:list-item>
              <text:p text:style-name="P6">Cemetery far away from colony. </text:p>
            </text:list-item>
            <text:list-item>
              <text:p text:style-name="P6">Organization.</text:p>
              <text:list>
                <text:list-item>
                  <text:p text:style-name="P6">Neither of the locations for the midden or cemetery are centrally planned. </text:p>
                </text:list-item>
                <text:list-item>
                  <text:p text:style-name="P6">Cemetery is at the farthest point from colony.</text:p>
                </text:list-item>
                <text:list-item>
                  <text:p text:style-name="P6">Midden is at the point farthest from the cemetery and the colony. </text:p>
                </text:list-item>
              </text:list>
            </text:list-item>
          </text:list>
        </text:list-item>
        <text:list-item>
          <text:p text:style-name="P6">Manchester.</text:p>
          <text:list>
            <text:list-item>
              <text:p text:style-name="P6">History.</text:p>
              <text:list>
                <text:list-item>
                  <text:p text:style-name="P6"><text:soft-page-break/>Roman fort in 76 ad. </text:p>
                </text:list-item>
                <text:list-item>
                  <text:p text:style-name="P6">Abandoned in 400 ad.</text:p>
                </text:list-item>
                <text:list-item>
                  <text:p text:style-name="P6">Unoccupied for 500 years.</text:p>
                </text:list-item>
                <text:list-item>
                  <text:p text:style-name="P6">Modern settlement of Manchester established, </text:p>
                </text:list-item>
                <text:list-item>
                  <text:p text:style-name="P7">misc other history, Manchester collage, royal charter, wool trade, etc.</text:p>
                </text:list-item>
              </text:list>
            </text:list-item>
            <text:list-item>
              <text:p text:style-name="P7">Population boom.</text:p>
              <text:list>
                <text:list-item>
                  <text:p text:style-name="P7">good geography to start industrial revolution. </text:p>
                </text:list-item>
                <text:list-item>
                  <text:p text:style-name="P7">Population boom in this time. 10X increase in 75v years.</text:p>
                </text:list-item>
                <text:list-item>
                  <text:p text:style-name="P7">Considered a manor.</text:p>
                  <text:list>
                    <text:list-item>
                      <text:p text:style-name="P7">A royal estate, with no local government. </text:p>
                    </text:list-item>
                    <text:list-item>
                      <text:p text:style-name="P7">Not reincorporated into a city until after the revolution.</text:p>
                    </text:list-item>
                  </text:list>
                </text:list-item>
                <text:list-item>
                  <text:p text:style-name="P7">Became overcrowded, dirty, and noisy. <text:s/></text:p>
                  <text:list>
                    <text:list-item>
                      <text:p text:style-name="P7">Intellectuals who traveled to the city for financial prospects left leaving in disgust and surprise. </text:p>
                    </text:list-item>
                  </text:list>
                </text:list-item>
              </text:list>
            </text:list-item>
            <text:list-item>
              <text:p text:style-name="P7">Friedrich Engels. </text:p>
              <text:list>
                <text:list-item>
                  <text:p text:style-name="P7">From a cotton family, eg old money.</text:p>
                </text:list-item>
                <text:list-item>
                  <text:p text:style-name="P7">Radical politics.</text:p>
                  <text:list>
                    <text:list-item>
                      <text:p text:style-name="P7">Friends with Marx.</text:p>
                    </text:list-item>
                    <text:list-item>
                      <text:p text:style-name="P8">The manifesto guy. </text:p>
                    </text:list-item>
                  </text:list>
                </text:list-item>
                <text:list-item>
                  <text:p text:style-name="P7">Author of <text:span text:style-name="T4">The Conditions of the Working Class in England.</text:span></text:p>
                  <text:list>
                    <text:list-item>
                      <text:p text:style-name="P9">Documentation of industrial Manchester.</text:p>
                    </text:list-item>
                    <text:list-item>
                      <text:p text:style-name="P9">Also a kind of artistic rendering of the order.</text:p>
                    </text:list-item>
                    <text:list-item>
                      <text:p text:style-name="P9">The typography of the streets. </text:p>
                    </text:list-item>
                  </text:list>
                </text:list-item>
              </text:list>
            </text:list-item>
            <text:list-item>
              <text:p text:style-name="P9">The structure of industrial Manchester. </text:p>
              <text:list>
                <text:list-item>
                  <text:p text:style-name="P9">Segregation.</text:p>
                </text:list-item>
                <text:list-item>
                  <text:p text:style-name="P9">Possible to live in the city without coming into contact with the working class sectors. </text:p>
                  <text:list>
                    <text:list-item>
                      <text:p text:style-name="P9">A tacit agreement to keep these separate.</text:p>
                    </text:list-item>
                    <text:list-item>
                      <text:p text:style-name="P10">As though designed not to offend the sensibilities of the middle class.</text:p>
                    </text:list-item>
                  </text:list>
                </text:list-item>
                <text:list-item>
                  <text:p text:style-name="P10">Shops place themselves on the main streets. </text:p>
                  <text:list>
                    <text:list-item>
                      <text:p text:style-name="P10">Here the houses are nicer and the property value higher. </text:p>
                    </text:list-item>
                    <text:list-item>
                      <text:p text:style-name="P10">Common to many big cities. But especially severe in Manchester. </text:p>
                    </text:list-item>
                  </text:list>
                </text:list-item>
                <text:list-item>
                  <text:p text:style-name="P11">Contrast between its planned appearance and unplanned history.</text:p>
                  <text:list>
                    <text:list-item>
                      <text:p text:style-name="P11">Engels grasped to the idea that there was a figure behind the organization. </text:p>
                    </text:list-item>
                  </text:list>
                </text:list-item>
                <text:list-item>
                  <text:p text:style-name="P12">Observed patterns. </text:p>
                </text:list-item>
              </text:list>
            </text:list-item>
          </text:list>
        </text:list-item>
        <text:list-item>
          <text:p text:style-name="P11">Emergent behavior.</text:p>
          <text:list>
            <text:list-item>
              <text:p text:style-name="P11">Mix of anarchy and order.</text:p>
              <text:list>
                <text:list-item>
                  <text:p text:style-name="P11">Anarchy here meaning chaos.</text:p>
                </text:list-item>
              </text:list>
            </text:list-item>
            <text:list-item>
              <text:p text:style-name="P11">Ex. the structure of Manchester. </text:p>
              <text:list>
                <text:list-item>
                  <text:p text:style-name="P11">Many people, even intellectuals who were aware of the unplanned process still sought to attribute a single planner to these kinds of behaviors. </text:p>
                </text:list-item>
                <text:list-item>
                  <text:p text:style-name="P13">Feels “haunting” as though that single planner is a ghost. </text:p>
                </text:list-item>
              </text:list>
            </text:list-item>
          </text:list>
        </text:list-item>
        <text:list-item>
          <text:p text:style-name="P12">Pacemakers.</text:p>
          <text:list>
            <text:list-item>
              <text:list>
                <text:list-item>
                  <text:p text:style-name="P12">A pacemaker is a device which controls the heart beat.</text:p>
                </text:list-item>
                <text:list-item>
                  <text:p text:style-name="P12">Johnson uses it to mean the supposed haunting planner </text:p>
                </text:list-item>
              </text:list>
            </text:list-item>
          </text:list>
        </text:list-item>
        <text:list-item>
          <text:p text:style-name="P11">Complexity.</text:p>
          <text:list>
            <text:list-item>
              <text:p text:style-name="P11">Two kinds.</text:p>
            </text:list-item>
            <text:list-item>
              <text:p text:style-name="P11">First.</text:p>
              <text:list>
                <text:list-item>
                  <text:p text:style-name="P11">Sensory overload, </text:p>
                </text:list-item>
                <text:list-item>
                  <text:p text:style-name="P14">A new set of reflexes/learned behaviors.</text:p>
                  <text:list>
                    <text:list-item>
                      <text:p text:style-name="P14"><text:soft-page-break/>Ex. not getting shocked by crowds. </text:p>
                    </text:list-item>
                  </text:list>
                </text:list-item>
                <text:list-item>
                  <text:p text:style-name="P15">How is this complexity??</text:p>
                </text:list-item>
              </text:list>
            </text:list-item>
            <text:list-item>
              <text:p text:style-name="P16">Second.</text:p>
              <text:list>
                <text:list-item>
                  <text:p text:style-name="P16">Self organizing system.</text:p>
                </text:list-item>
                <text:list-item>
                  <text:p text:style-name="P16">“More Santa Fe Institute than Frankfurt School”</text:p>
                </text:list-item>
                <text:list-item>
                  <text:p text:style-name="P16">Describes the system of the city itself.</text:p>
                </text:list-item>
                <text:list-item>
                  <text:p text:style-name="P16">Possess a personality of its own separate from the individuals. </text:p>
                </text:list-item>
                <text:list-item>
                  <text:p text:style-name="P16">A global order built out of local interactions.</text:p>
                </text:list-item>
                <text:list-item>
                  <text:p text:style-name="P25">Many interacting agents.</text:p>
                </text:list-item>
                <text:list-item>
                  <text:p text:style-name="P16">Again how is this complexity? Seems like a symptom of complexity. I think the personality thing is the closest. I would define complex as “composed of multiple parts which form a new and separate group identity” and as “not simple” </text:p>
                </text:list-item>
              </text:list>
            </text:list-item>
          </text:list>
        </text:list-item>
        <text:list-item>
          <text:p text:style-name="P13">Software.</text:p>
          <text:list>
            <text:list-item>
              <text:p text:style-name="P12">Another complex emergent system. </text:p>
            </text:list-item>
          </text:list>
        </text:list-item>
        <text:list-item>
          <text:p text:style-name="P12">Patterns.</text:p>
          <text:list>
            <text:list-item>
              <text:p text:style-name="P12">Engels recognized patterns in Manchester.</text:p>
            </text:list-item>
            <text:list-item>
              <text:p text:style-name="P12">The repeated structures that differentiate from noise. <text:s/></text:p>
            </text:list-item>
            <text:list-item>
              <text:p text:style-name="P17">A city is a kind of pattern amplifying machine. </text:p>
              <text:list>
                <text:list-item>
                  <text:p text:style-name="P17">Small decisions make changes which feed back into the decisions.</text:p>
                </text:list-item>
                <text:list-item>
                  <text:p text:style-name="P17">Ex. A fancy shop opens on a main street, making the main street more restrictive and desirable to open fancy shops on. </text:p>
                </text:list-item>
                <text:list-item>
                  <text:p text:style-name="P17">Ex. artists move to the Left Bank, contributing to a community, making it more desirable for more artists to move there. </text:p>
                </text:list-item>
                <text:list-item>
                  <text:p text:style-name="P17">Ex. gay men gather on the corner where Oxford Road become Oxford street, attract gay men to come to that corner. This pattern persists to this day.</text:p>
                </text:list-item>
              </text:list>
            </text:list-item>
            <text:list-item>
              <text:p text:style-name="P19">Computer pattern recognition.</text:p>
              <text:list>
                <text:list-item>
                  <text:p text:style-name="P19">Major contributions by Turing and Shannon. </text:p>
                </text:list-item>
                <text:list-item>
                  <text:p text:style-name="P19">If music is just patterns of notes, can a computer learn to recognize that pattern?</text:p>
                </text:list-item>
              </text:list>
            </text:list-item>
          </text:list>
        </text:list-item>
        <text:list-item>
          <text:p text:style-name="P17">Alan Turing. </text:p>
          <text:list>
            <text:list-item>
              <text:p text:style-name="P18">British polymath and early computer engineer.</text:p>
            </text:list-item>
            <text:list-item>
              <text:p text:style-name="P18"><text:span text:style-name="T5">Accomplishments.</text:span> </text:p>
              <text:list>
                <text:list-item>
                  <text:p text:style-name="P17">Major role in decrypting the enigma. </text:p>
                </text:list-item>
                <text:list-item>
                  <text:p text:style-name="P17">Morphogenesis.</text:p>
                  <text:list>
                    <text:list-item>
                      <text:p text:style-name="P17">One of Turing seminal papers. </text:p>
                    </text:list-item>
                    <text:list-item>
                      <text:p text:style-name="P17">The beginning of shape.</text:p>
                    </text:list-item>
                    <text:list-item>
                      <text:p text:style-name="P17">Cut short due to Turing's tragic death. </text:p>
                    </text:list-item>
                  </text:list>
                </text:list-item>
                <text:list-item>
                  <text:p text:style-name="P19">Inspired many other intellectuals such as Illya Progogine, Keller, Segel, and Claude Shannon. </text:p>
                </text:list-item>
              </text:list>
            </text:list-item>
            <text:list-item>
              <text:p text:style-name="P17">Turing frequented the corner on Oxford road. </text:p>
              <text:list>
                <text:list-item>
                  <text:p text:style-name="P19">Had a partner named Arnold Murray. </text:p>
                </text:list-item>
                <text:list-item>
                  <text:p text:style-name="P19">Went sour and a friend of Murray broke into the house. </text:p>
                </text:list-item>
                <text:list-item>
                  <text:p text:style-name="P19">When cops came to investigate, Turing did not hide the affair with Murray.</text:p>
                </text:list-item>
                <text:list-item>
                  <text:p text:style-name="P19">Cops charged Turing and Murray with “gross indecency.” </text:p>
                </text:list-item>
                <text:list-item>
                  <text:p text:style-name="P19">The cruel punishments later drove Turing to commit suicide. </text:p>
                </text:list-item>
              </text:list>
            </text:list-item>
          </text:list>
        </text:list-item>
        <text:list-item>
          <text:p text:style-name="P19">Claude Shannon.</text:p>
          <text:list>
            <text:list-item>
              <text:p text:style-name="P19">Founder of information theory.</text:p>
            </text:list-item>
            <text:list-item>
              <text:p text:style-name="P19">Seminal work <text:span text:style-name="T4">The Mathematical Theory of Communication</text:span>.</text:p>
            </text:list-item>
            <text:list-item>
              <text:p text:style-name="P20">Friends with Turing.</text:p>
            </text:list-item>
            <text:list-item>
              <text:p text:style-name="P20">In retirement, made a report of scientific progress.</text:p>
              <text:list>
                <text:list-item>
                  <text:p text:style-name="P20"><text:soft-page-break/>Founding text of complexity theory.</text:p>
                </text:list-item>
                <text:list-item>
                  <text:p text:style-name="P20">Divides previous scientific progress into three categories.</text:p>
                  <text:list>
                    <text:list-item>
                      <text:p text:style-name="P21">Study of simple systems.</text:p>
                      <text:list>
                        <text:list-item>
                          <text:p text:style-name="P21">Two or three variable problems.</text:p>
                        </text:list-item>
                        <text:list-item>
                          <text:p text:style-name="P21">Rotation of planet.</text:p>
                        </text:list-item>
                        <text:list-item>
                          <text:p text:style-name="P21">Connection between electric current, voltage and resistance. </text:p>
                        </text:list-item>
                      </text:list>
                    </text:list-item>
                    <text:list-item>
                      <text:p text:style-name="P22">Disorganized complexity.</text:p>
                      <text:list>
                        <text:list-item>
                          <text:p text:style-name="P22">Millions or billions of variables.</text:p>
                        </text:list-item>
                        <text:list-item>
                          <text:p text:style-name="P23">Analyzed with statistical and probabilistic methods. </text:p>
                        </text:list-item>
                        <text:list-item>
                          <text:p text:style-name="P25"><text:span text:style-name="T6">D</text:span>on’t create any higher-level behavior other than broad statistical trends.</text:p>
                        </text:list-item>
                      </text:list>
                    </text:list-item>
                    <text:list-item>
                      <text:p text:style-name="P24">Organized complexity.</text:p>
                      <text:list>
                        <text:list-item>
                          <text:p text:style-name="P24">Moderate variables.</text:p>
                        </text:list-item>
                        <text:list-item>
                          <text:p text:style-name="P24">Interconnected.</text:p>
                        </text:list-item>
                        <text:list-item>
                          <text:p text:style-name="P26">Unlike disorganized complexity, the outcome forms some kind of “high-level” or statistically significant pattern. </text:p>
                        </text:list-item>
                        <text:list-item>
                          <text:p text:style-name="P25">Examples.</text:p>
                          <text:list>
                            <text:list-item>
                              <text:p text:style-name="P25">Why do flowers open when they do?</text:p>
                            </text:list-item>
                            <text:list-item>
                              <text:p text:style-name="P25">What does salt water not quench?</text:p>
                            </text:list-item>
                            <text:list-item>
                              <text:p text:style-name="P25">How does genetics work?</text:p>
                            </text:list-item>
                          </text:list>
                        </text:list-item>
                      </text:list>
                    </text:list-item>
                    <text:list-item>
                      <text:p text:style-name="P25">Billiards table analogy.</text:p>
                      <text:list>
                        <text:list-item>
                          <text:p text:style-name="P25">Normal billiards = simple system.</text:p>
                          <text:list>
                            <text:list-item>
                              <text:p text:style-name="P25">Velocity, friction, etc.</text:p>
                            </text:list-item>
                            <text:list-item>
                              <text:p text:style-name="P25">Used to teach high school physics. </text:p>
                            </text:list-item>
                          </text:list>
                        </text:list-item>
                        <text:list-item>
                          <text:p text:style-name="P25">Million ball billiards = disorganized complexity.</text:p>
                          <text:list>
                            <text:list-item>
                              <text:p text:style-name="P25">Predicting a particular ball’s movement is very hard, but predictions about the table as a whole could be made.</text:p>
                            </text:list-item>
                            <text:list-item>
                              <text:p text:style-name="P25">Complex because many interacting agents.</text:p>
                            </text:list-item>
                            <text:list-item>
                              <text:p text:style-name="P25">Disorganized because the agents don’t create any higher-level behavior other than broad statistical trends.</text:p>
                            </text:list-item>
                            <text:list-item>
                              <text:p text:style-name="P25">This sounds like a bonus game in wii sports resorts. Would fit right in with hundred pin bowling and that sword fighting game. </text:p>
                            </text:list-item>
                          </text:list>
                        </text:list-item>
                        <text:list-item>
                          <text:p text:style-name="P25">Organized complexity = motorized billiards table.</text:p>
                          <text:list>
                            <text:list-item>
                              <text:p text:style-name="P25">Balls follow specific rules.</text:p>
                            </text:list-item>
                            <text:list-item>
                              <text:p text:style-name="P25">Create a distinct micro behavior.</text:p>
                              <text:list>
                                <text:list-item>
                                  <text:p text:style-name="P25">Arranging in a specific shape.</text:p>
                                </text:list-item>
                                <text:list-item>
                                  <text:p text:style-name="P25">Forming a pattern over time. </text:p>
                                </text:list-item>
                              </text:list>
                            </text:list-item>
                            <text:list-item>
                              <text:p text:style-name="P25">Sounds like pinball.</text:p>
                            </text:list-item>
                            <text:list-item>
                              <text:p text:style-name="P30">Computers are a big asset to analyzing these problems.</text:p>
                              <text:list>
                                <text:list-item>
                                  <text:p text:style-name="P30">Human brains cant crunch the numbers required.</text:p>
                                </text:list-item>
                                <text:list-item>
                                  <text:p text:style-name="P30">Modeling in real time is extremely useful. </text:p>
                                </text:list-item>
                              </text:list>
                            </text:list-item>
                          </text:list>
                        </text:list-item>
                      </text:list>
                    </text:list-item>
                  </text:list>
                </text:list-item>
              </text:list>
            </text:list-item>
          </text:list>
        </text:list-item>
        <text:list-item>
          <text:p text:style-name="P30">Organized complexity advancement.</text:p>
          <text:list>
            <text:list-item>
              <text:p text:style-name="P30">Shannon appointed to Harvard faculty.</text:p>
            </text:list-item>
            <text:list-item>
              <text:p text:style-name="P30">Wedward O. Wilson proves ants communicate.</text:p>
              <text:list>
                <text:list-item>
                  <text:p text:style-name="P30">Found patterns in pheromone trails. </text:p>
                </text:list-item>
              </text:list>
            </text:list-item>
            <text:list-item>
              <text:p text:style-name="P33">Ilya Priogine making advancements in thermodynamics. </text:p>
            </text:list-item>
            <text:list-item>
              <text:p text:style-name="P33">Oliver Selfridge experiments with computer learning models. </text:p>
            </text:list-item>
            <text:list-item>
              <text:p text:style-name="P33">Computers continue to develop. </text:p>
            </text:list-item>
          </text:list>
        </text:list-item>
        <text:list-item>
          <text:p text:style-name="P33">Oliver Selfridge.</text:p>
          <text:list>
            <text:list-item>
              <text:p text:style-name="P33">Harvard graduate, MIT doctorate. </text:p>
            </text:list-item>
            <text:list-item>
              <text:p text:style-name="P33"><text:soft-page-break/>Developments in AI.</text:p>
            </text:list-item>
            <text:list-item>
              <text:p text:style-name="P33">Pandemonium: a paradigm for leaning.</text:p>
              <text:list>
                <text:list-item>
                  <text:p text:style-name="P33">Selfridg’s presentation. </text:p>
                  <text:list>
                    <text:list-item>
                      <text:p text:style-name="P33">Little impact outside computer science circles.</text:p>
                    </text:list-item>
                    <text:list-item>
                      <text:p text:style-name="P33">Technology became widely impactful. </text:p>
                    </text:list-item>
                  </text:list>
                </text:list-item>
                <text:list-item>
                  <text:p text:style-name="P33">Pan demon ium - All demon.</text:p>
                </text:list-item>
                <text:list-item>
                  <text:p text:style-name="P33">Pandemonium is a way of approaching a problem. .</text:p>
                  <text:list>
                    <text:list-item>
                      <text:p text:style-name="P34">Relies on distributed bottom up intelligence. </text:p>
                      <text:list>
                        <text:list-item>
                          <text:p text:style-name="P34">Opposed to unified top down programing.</text:p>
                        </text:list-item>
                      </text:list>
                    </text:list-item>
                    <text:list-item>
                      <text:p text:style-name="P34">Swarm of limited mini programs, called demons. </text:p>
                    </text:list-item>
                    <text:list-item>
                      <text:p text:style-name="P34">Lower demons shriek to higher demons up the hierarchy. </text:p>
                    </text:list-item>
                  </text:list>
                </text:list-item>
                <text:list-item>
                  <text:p text:style-name="P34">Example.</text:p>
                  <text:list>
                    <text:list-item>
                      <text:p text:style-name="P34">26 letter recognizing demons, <text:span text:style-name="T10">the lieutenants. </text:span></text:p>
                    </text:list-item>
                    <text:list-item>
                      <text:p text:style-name="P34">Shown a series of words.</text:p>
                    </text:list-item>
                    <text:list-item>
                      <text:p text:style-name="P34">Each votes to whether it recognizes the letter. </text:p>
                    </text:list-item>
                    <text:list-item>
                      <text:p text:style-name="P35">Head demon counts the <text:span text:style-name="T10">lieutenant</text:span> with the highest confidence.</text:p>
                    </text:list-item>
                    <text:list-item>
                      <text:p text:style-name="P36">Dependent on having 26 actuate letter recognizers. </text:p>
                    </text:list-item>
                    <text:list-item>
                      <text:p text:style-name="P36">Second level of demons evaluate the first 26. </text:p>
                    </text:list-item>
                    <text:list-item>
                      <text:p text:style-name="P36">Imps recognize various shapes and sub shape elements. </text:p>
                    </text:list-item>
                    <text:list-item>
                      <text:p text:style-name="P36">Letter is shown &gt; imps recognize elements &gt; report to lieutenants &gt; <text:s/>evaluators judge whether the lieutenants are reliable for the given letter &gt; machine learning.</text:p>
                    </text:list-item>
                  </text:list>
                </text:list-item>
              </text:list>
            </text:list-item>
          </text:list>
        </text:list-item>
        <text:list-item>
          <text:p text:style-name="P36">Questions for reading.</text:p>
          <text:list>
            <text:list-item>
              <text:p text:style-name="P36">One.</text:p>
              <text:list>
                <text:list-item>
                  <text:p text:style-name="P36">Do you accept the Manchester harvester ant analogy? </text:p>
                  <text:list>
                    <text:list-item>
                      <text:p text:style-name="P36">Yes, seems pretty straight forward. </text:p>
                    </text:list-item>
                  </text:list>
                </text:list-item>
                <text:list-item>
                  <text:p text:style-name="P36">Do human builders follow the same instincts as ants?</text:p>
                  <text:list>
                    <text:list-item>
                      <text:p text:style-name="P36">No, that's an overly literal interpretation. Both are subject to similar conditioning forces that cause emergent outcomes. </text:p>
                    </text:list-item>
                  </text:list>
                </text:list-item>
                <text:list-item>
                  <text:p text:style-name="P36">In both cases, does order merge by accident?</text:p>
                  <text:list>
                    <text:list-item>
                      <text:p text:style-name="P36">I disagree with the <text:span text:style-name="T11">exact word</text:span> of accident. <text:span text:style-name="T11">It implies a value judgment that interferes with analysis of the mechanism, which I think is Johnson’s intent. A better description might be “wi</text:span>thout <text:span text:style-name="T11">prior </text:span>intention by individual agents”</text:p>
                    </text:list-item>
                  </text:list>
                </text:list-item>
                <text:list-item>
                  <text:p text:style-name="P37">Is there something about “systems” in general that makes them self organizing? </text:p>
                  <text:list>
                    <text:list-item>
                      <text:p text:style-name="P37">Yes, actors with simple logic can build up complex and sustaining functions.</text:p>
                    </text:list-item>
                  </text:list>
                </text:list-item>
                <text:list-item>
                  <text:p text:style-name="P37">What is a self-organizing system and why are both ant colony and cities examples?</text:p>
                  <text:list>
                    <text:list-item>
                      <text:p text:style-name="P37">A system is a group of interacting parts. When the parts are such that they form a stable pattern, that is order. Generally this emerges from within, due to the conditioning of the individual agents.</text:p>
                    </text:list-item>
                  </text:list>
                </text:list-item>
                <text:list-item>
                  <text:p text:style-name="P37">How does each system self-organize?</text:p>
                  <text:list>
                    <text:list-item>
                      <text:p text:style-name="P37">Ants: ants have genetic code, and possibly a kind of socialization, both largely informed by evolutionary factors. This causes the ants to act in a constant and pattern forming way, often by following the same rules. When a single ant does something, its likely that other ants will act in the same way, causing large changes. </text:p>
                    </text:list-item>
                    <text:list-item>
                      <text:p text:style-name="P37">Cities: Humans have genetic code and socialization that predisposes them to certain biases. Additionally the human social structure has developed a number of economic aspects which form another layer of predispositions. When a human reacts a way to a certain change, its likely that other humans will react in the same way, reinforcing and stabilizing the pattern. </text:p>
                    </text:list-item>
                  </text:list>
                </text:list-item>
              </text:list>
            </text:list-item>
            <text:list-item>
              <text:p text:style-name="P38">Two.</text:p>
              <text:list>
                <text:list-item>
                  <text:p text:style-name="P38"><text:soft-page-break/>Is Manchester orderly?</text:p>
                  <text:list>
                    <text:list-item>
                      <text:p text:style-name="P38">Literally yes, as in containing an arrangement or logic .</text:p>
                    </text:list-item>
                  </text:list>
                </text:list-item>
                <text:list-item>
                  <text:p text:style-name="P38">Was there order behind the apparent disorder?</text:p>
                  <text:list>
                    <text:list-item>
                      <text:p text:style-name="P38">Er… there was an apparent chaos before the order. It’s a matter of perspective. </text:p>
                    </text:list-item>
                  </text:list>
                </text:list-item>
                <text:list-item>
                  <text:p text:style-name="P38">How can self-organizing systems be distinguished from random chance. </text:p>
                  <text:list>
                    <text:list-item>
                      <text:p text:style-name="P38">Self organizing systems will rebuild into similar patterns when disrupted. Random systems will follow entropy and other statistical trends. </text:p>
                    </text:list-item>
                  </text:list>
                </text:list-item>
              </text:list>
            </text:list-item>
            <text:list-item>
              <text:p text:style-name="P38">Three.</text:p>
              <text:list>
                <text:list-item>
                  <text:p text:style-name="P38">Three different parts to the name sake myth:</text:p>
                  <text:list>
                    <text:list-item>
                      <text:p text:style-name="P38">Ants.</text:p>
                    </text:list-item>
                    <text:list-item>
                      <text:p text:style-name="P38">Manchester.</text:p>
                    </text:list-item>
                    <text:list-item>
                      <text:p text:style-name="P38">Emergent complex theory.</text:p>
                    </text:list-item>
                  </text:list>
                </text:list-item>
                <text:list-item>
                  <text:p text:style-name="P38">How are they connected?</text:p>
                  <text:list>
                    <text:list-item>
                      <text:p text:style-name="P38">First two are examples of the third.</text:p>
                    </text:list-item>
                  </text:list>
                </text:list-item>
                <text:list-item>
                  <text:p text:style-name="P38">Why doesn’t Johnson make the connections explicit?</text:p>
                  <text:list>
                    <text:list-item>
                      <text:p text:style-name="P38">Literary style.</text:p>
                    </text:list-item>
                    <text:list-item>
                      <text:p text:style-name="P38">Its difficult to make exact comparisons. </text:p>
                    </text:list-item>
                    <text:list-item>
                      <text:p text:style-name="P38">Forcing the reader to link ideas together themselves makes the passage a better teaching tool at the expense of its use as a treatise. <text:s/></text:p>
                    </text:list-item>
                  </text:list>
                </text:list-item>
                <text:list-item>
                  <text:p text:style-name="P38">Could the structure reflect the nature of self-organization? </text:p>
                  <text:list>
                    <text:list-item>
                      <text:p text:style-name="P38">It could be made but I don’t suspect this was a conscious effort of the author. </text:p>
                    </text:list-item>
                  </text:list>
                </text:list-item>
              </text:list>
            </text:list-item>
          </text:list>
        </text:list-item>
        <text:list-item>
          <text:p text:style-name="P38">Questions for writing.</text:p>
          <text:list>
            <text:list-item>
              <text:list>
                <text:list-item>
                  <text:p text:style-name="P38"/>
                </text:list-item>
              </text:list>
            </text:list-item>
          </text:list>
        </text:list-item>
      </text:list>
      <text:p text:style-name="P32"/>
      <text:p text:style-name="P31"/>
      <text:list xml:id="list175360106423369" text:continue-numbering="true" text:style-name="L1">
        <text:list-item>
          <text:p text:style-name="P26">On “chance.”</text:p>
          <text:list>
            <text:list-item>
              <text:p text:style-name="P26">Having a debate with my teacher in class. They say emergent results, such as the ants’ midden, are “by chance” but I disagree.</text:p>
            </text:list-item>
            <text:list-item>
              <text:p text:style-name="P26">They say: Because there is no pacemaker, the ants actions aligning with each other seems random from the ants perspective.</text:p>
              <text:list>
                <text:list-item>
                  <text:p text:style-name="P26">I disagree: namely, the ants aren’t essentially good authorities on their own experience. Their behavior is predictable based on their genetics and their socialization. These factors represent a more sound explanation of the phenomena. The reality they show is more in line with fate than with chance. Furthermore, the same patterns are observable in humans, although they are more difficult to observe due to an increased number of variables involved. However, I assert the principal is the same, and that furthermore any argument against this necessitate finding finding a different in the nature of the ants genetics and socialization and our own.</text:p>
                </text:list-item>
              </text:list>
            </text:list-item>
            <text:list-item>
              <text:p text:style-name="P26">An analogy with The Matrix.</text:p>
              <text:list>
                <text:list-item>
                  <text:p text:style-name="P26">The Matrix (1999-2003) is a cult classic action trilogy with deep philosophical undertones. In the first film, Neo is revealed as the One, a prophesied messiah. Neo grapples with the fact that they were seemingly chosen at random: what could be special about a office working like themselves? In the squeals, it is revealed that the One is the result of a cumulated remainder inherent to the flaw of the matrix. The One is not so much a choice by the machines, as it is an inevitability of the design of the matrix in order to function. <text:span text:style-name="T7">From Neo’s perspective, their position as the one is “by chance.” From the perspective of the Architect, it is simply effective design. By taking a step back, it can be seen that the natural laws of the film’s universe result in a system which periodically initiates an individual as a messiah. </text:span></text:p>
                </text:list-item>
                <text:list-item>
                  <text:p text:style-name="P27">From this view, what is chance? I assert that chance is a perceptual phenomena stemming from ones inability to understand the whole of their system. If an ant were somehow able to realize the truth of their genetic, socialization, physics, colony, and world, they would be able to see the deterministic forces leading to the location of their midden, and even their own drive to bring trash to the midden. <text:span text:style-name="T8">When Neo gains “the sight” they realize a significant portion of those truths, and are able to realize some of the forces that have made their actions what they are. If a Engels were able to realize these truths, they would be able to see the deterministic forces which result in class divides, segregated cities, the economic forces which enable their intellectual lifestyle, and many other things. </text:span></text:p>
                </text:list-item>
              </text:list>
            </text:list-item>
            <text:list-item>
              <text:p text:style-name="P28">Aliester Crowley and True Will.</text:p>
              <text:list>
                <text:list-item>
                  <text:p text:style-name="P28">Discussing true will can be a difficult subject. True will looks different to each individual, and only by that individual can it be recognized. Clinical psychologist David Shoemaker writes in their section of Llewellyn’s Complete Book of Ceremonial Magick that true will is understood to be “one’s life purpose or basic nature, and the living out of that nature across the individual lifetime or even across multiple life times.” (Shoemaker 326). Aliester Crowley is the infamous occultist who introduced the movement of Thelema, and popularized the idea of true will. Being well read, Crowley often used examples demonstrate true will. In Eight Lectures on Yoga, they write “it is not the nature, or the 'true Will' of Hydrogen to seek to unite with a molecule of its own kind… It rather seeks to enlarge its experience of its possibilities by union with atoms of opposite character, such as Oxygen; with this it combines (with an explosion of light, heat, and sound) to form water.” <text:s/>(Crowley 9). </text:p>
                </text:list-item>
                <text:list-item>
                  <text:p text:style-name="P28"><text:soft-page-break/>In explaining the nature of true will Crowley writes in one introduction the The Book of the Law “A Man whose conscious will is at odds with his True Will is wasting his strength. He cannot hope to influence his environment efficiently… A man who is doing his True Will has the inertia of the Universe to assist him” I feel that this tallies with the experience of the ants. When the ants act according to their will to dispose of trash in the midden, and corpses in a distant centenary, the whole colony is successful, and the individual ant thrives in this place. An aspect of will unfolding across multiple lifetimes can even be observed in the queen rescuing behavior, in which ants will evacuate the queen to a secure chamber when the colony is disrupted. I argue that taken as an axiom, the doctrine of true will. I am not here asserting the absolute truth of the principle, rather its usefulness as a method analysis, and of vocab. <text:span text:style-name="T9">From this perspective, true will is as an emergent property of complex systems.</text:span></text:p>
                </text:list-item>
              </text:list>
            </text:list-item>
            <text:list-item>
              <text:p text:style-name="P29">True Will and The Matrix.</text:p>
              <text:list>
                <text:list-item>
                  <text:p text:style-name="P29">At this time I haven’t everything worked out.</text:p>
                </text:list-item>
                <text:list-item>
                  <text:p text:style-name="P29">The Sight is reminiscent of Knowledge and Conversation with the Holy Guardian Angel (a further complicated topic relating to will)</text:p>
                </text:list-item>
                <text:list-item>
                  <text:p text:style-name="P29">There are elements of fate and will being in line.</text:p>
                </text:list-item>
                <text:list-item>
                  <text:p text:style-name="P29">The role of Neo as a stablizing force not just for the matrix, but for the whole world, ass seen in Martix Resurrections.</text:p>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1T19:29:44.360191801</meta:creation-date>
    <dc:date>2023-02-07T17:53:57.880347878</dc:date>
    <meta:editing-duration>PT5H1M24S</meta:editing-duration>
    <meta:editing-cycles>19</meta:editing-cycles>
    <meta:generator>LibreOffice/7.3.7.2$Linux_X86_64 LibreOffice_project/30$Build-2</meta:generator>
    <meta:document-statistic meta:table-count="0" meta:image-count="0" meta:object-count="0" meta:page-count="8" meta:paragraph-count="252" meta:word-count="2877" meta:character-count="16932" meta:non-whitespace-character-count="14457"/>
  </office:meta>
</office:document-meta>
</file>